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6.069cm" table:align="left"/>
    </style:style>
    <style:style style:name="Table1.A" style:family="table-column">
      <style:table-column-properties style:column-width="5.304cm"/>
    </style:style>
    <style:style style:name="Table1.B" style:family="table-column">
      <style:table-column-properties style:column-width="10.765cm"/>
    </style:style>
    <style:style style:name="Table1.A1" style:family="table-cell">
      <style:table-cell-properties style:vertical-align="middle" fo:padding="0.049cm" fo:border="none"/>
    </style:style>
    <style:style style:name="P1" style:family="paragraph" style:parent-style-name="Heading_20_1">
      <style:paragraph-properties fo:text-align="center" style:justify-single-word="false"/>
      <style:text-properties fo:font-size="10pt" style:font-size-asian="10pt" style:font-size-complex="10pt"/>
    </style:style>
    <style:style style:name="P2" style:family="paragraph" style:parent-style-name="Heading_20_2">
      <style:text-properties fo:font-size="10pt" fo:font-style="italic" style:font-size-asian="10pt" style:font-style-asian="italic" style:font-size-complex="10pt" style:font-style-complex="italic"/>
    </style:style>
    <style:style style:name="P3" style:family="paragraph" style:parent-style-name="Heading_20_2">
      <style:paragraph-properties fo:text-align="start"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Heading_20_2">
      <style:text-properties fo:font-size="10pt" style:font-size-asian="10pt" style:font-size-complex="10pt"/>
    </style:style>
    <style:style style:name="P5" style:family="paragraph" style:parent-style-name="Heading_20_2">
      <style:paragraph-properties fo:text-align="start" style:justify-single-word="false"/>
      <style:text-properties fo:font-size="10pt" style:font-size-asian="10pt" style:font-size-complex="10pt"/>
    </style:style>
    <style:style style:name="P6" style:family="paragraph" style:parent-style-name="Heading_20_3">
      <style:text-properties fo:font-size="10pt" fo:font-style="italic" style:font-size-asian="10pt" style:font-style-asian="italic" style:font-size-complex="10pt" style:font-style-complex="italic"/>
    </style:style>
    <style:style style:name="P7" style:family="paragraph" style:parent-style-name="Heading_20_3">
      <style:paragraph-properties fo:text-align="start"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8" style:family="paragraph" style:parent-style-name="Heading_20_3">
      <style:text-properties fo:font-size="10pt" style:font-size-asian="10pt" style:font-size-complex="10pt"/>
    </style:style>
    <style:style style:name="P9" style:family="paragraph" style:parent-style-name="Heading_20_3">
      <style:paragraph-properties fo:text-align="start" style:justify-single-word="false"/>
      <style:text-properties fo:font-size="10pt" style:font-size-asian="10pt" style:font-size-complex="10pt"/>
    </style:style>
    <style:style style:name="P10" style:family="paragraph" style:parent-style-name="Preformatted_20_Text">
      <style:paragraph-properties fo:margin-top="0cm" fo:margin-bottom="0.499cm" style:contextual-spacing="false"/>
    </style:style>
    <style:style style:name="P11" style:family="paragraph" style:parent-style-name="Preformatted_20_Text">
      <style:text-properties fo:font-size="10pt" fo:font-style="italic" style:font-size-asian="10pt" style:font-style-asian="italic" style:font-size-complex="10pt" style:font-style-complex="italic"/>
    </style:style>
    <style:style style:name="P12" style:family="paragraph" style:parent-style-name="Table_20_Heading">
      <style:text-properties fo:font-size="10pt" style:font-size-asian="10pt" style:font-size-complex="10pt"/>
    </style:style>
    <style:style style:name="P13" style:family="paragraph" style:parent-style-name="Text_20_body" style:list-style-name="L3"/>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ize="10pt" fo:font-style="italic" style:font-size-asian="10pt" style:font-style-asian="italic" style:font-size-complex="10pt" style:font-style-complex="italic"/>
    </style:style>
    <style:style style:name="P16" style:family="paragraph" style:parent-style-name="Text_20_body">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Text_20_body">
      <style:paragraph-properties fo:text-align="start"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Text_20_body">
      <style:paragraph-properties fo:text-align="start" style:justify-single-word="false"/>
      <style:text-properties fo:font-size="10pt" fo:font-style="italic" fo:font-weight="bold" officeooo:paragraph-rsid="003788b1" style:font-size-asian="10pt" style:font-style-asian="italic" style:font-weight-asian="bold" style:font-size-complex="10pt" style:font-style-complex="italic" style:font-weight-complex="bold"/>
    </style:style>
    <style:style style:name="P19" style:family="paragraph" style:parent-style-name="Text_20_body" style:list-style-name="L5">
      <style:text-properties fo:font-size="10pt" style:font-size-asian="10pt" style:font-size-complex="10pt"/>
    </style:style>
    <style:style style:name="P20" style:family="paragraph" style:parent-style-name="Text_20_body">
      <style:text-properties fo:font-size="10pt" style:font-size-asian="10pt" style:font-size-complex="10pt"/>
    </style:style>
    <style:style style:name="P21" style:family="paragraph" style:parent-style-name="Text_20_body">
      <style:paragraph-properties fo:text-align="center" style:justify-single-word="false"/>
      <style:text-properties fo:font-size="10pt" style:font-size-asian="10pt" style:font-size-complex="10pt"/>
    </style:style>
    <style:style style:name="P22" style:family="paragraph" style:parent-style-name="Text_20_body" style:list-style-name="L3">
      <style:text-properties fo:font-size="10pt" style:font-size-asian="10pt" style:font-size-complex="10pt"/>
    </style:style>
    <style:style style:name="P23" style:family="paragraph" style:parent-style-name="Text_20_body" style:list-style-name="L4">
      <style:text-properties fo:font-size="10pt" style:font-size-asian="10pt" style:font-size-complex="10pt"/>
    </style:style>
    <style:style style:name="P24" style:family="paragraph" style:parent-style-name="Text_20_body">
      <style:text-properties fo:font-size="10pt" officeooo:paragraph-rsid="001f93fb" style:font-size-asian="10pt" style:font-size-complex="10pt"/>
    </style:style>
    <style:style style:name="P25" style:family="paragraph" style:parent-style-name="Text_20_body">
      <style:paragraph-properties fo:text-align="start" style:justify-single-word="false"/>
      <style:text-properties fo:font-size="10pt" style:font-size-asian="10pt" style:font-size-complex="10pt"/>
    </style:style>
    <style:style style:name="P26" style:family="paragraph" style:parent-style-name="Text_20_body">
      <style:paragraph-properties fo:margin-top="0cm" fo:margin-bottom="0cm" style:contextual-spacing="false"/>
      <style:text-properties fo:font-size="10pt" style:font-size-asian="10pt" style:font-size-complex="10pt"/>
    </style:style>
    <style:style style:name="P27" style:family="paragraph" style:parent-style-name="Text_20_body" style:list-style-name="L14">
      <style:text-properties fo:font-size="10pt" style:font-size-asian="10pt" style:font-size-complex="10pt"/>
    </style:style>
    <style:style style:name="P28" style:family="paragraph" style:parent-style-name="Text_20_body" style:list-style-name="L15">
      <style:text-properties fo:font-size="10pt" style:font-size-asian="10pt" style:font-size-complex="10pt"/>
    </style:style>
    <style:style style:name="P29" style:family="paragraph" style:parent-style-name="Text_20_body" style:list-style-name="L16">
      <style:text-properties fo:font-size="10pt" style:font-size-asian="10pt" style:font-size-complex="10pt"/>
    </style:style>
    <style:style style:name="P30" style:family="paragraph" style:parent-style-name="Text_20_body" style:list-style-name="L18">
      <style:text-properties fo:font-size="10pt" style:font-size-asian="10pt" style:font-size-complex="10pt"/>
    </style:style>
    <style:style style:name="P31" style:family="paragraph" style:parent-style-name="Text_20_body">
      <style:paragraph-properties fo:text-align="start" style:justify-single-word="false"/>
      <style:text-properties fo:font-size="10pt" fo:font-weight="normal" style:font-size-asian="10pt" style:font-weight-asian="normal" style:font-size-complex="10pt" style:font-weight-complex="normal"/>
    </style:style>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text-properties fo:font-weight="bold" style:font-weight-asian="bold" style:font-weight-complex="bold"/>
    </style:style>
    <style:style style:name="P40" style:family="paragraph" style:parent-style-name="Text_20_body" style:list-style-name="L13"/>
    <style:style style:name="P41" style:family="paragraph" style:parent-style-name="Text_20_body" style:list-style-name="L16"/>
    <style:style style:name="P42" style:family="paragraph" style:parent-style-name="Text_20_body">
      <style:text-properties officeooo:paragraph-rsid="003771e4"/>
    </style:style>
    <style:style style:name="P43" style:family="paragraph" style:parent-style-name="Text_20_body" style:list-style-name="L17"/>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ory of Hooks in React</text:h>
      <text:h text:style-name="P4" text:outline-level="2">Overview</text:h>
      <text:p text:style-name="Text_20_body"><text:span text:style-name="T3">React </text:span><text:span text:style-name="Strong_20_Emphasis"><text:span text:style-name="T3">Hooks</text:span></text:span><text:span text:style-name="T3"> are functions that allow functional components to use state and lifecycle features without writing class components. Introduced in React 16.8, hooks simplify component logic and improve code readability.</text:span></text:p>
      <text:h text:style-name="P4" text:outline-level="2">Key Features</text:h>
      <text:list xml:id="list3465081928" text:style-name="L5">
        <text:list-item>
          <text:p text:style-name="P19">Enable state management in functional components.</text:p>
        </text:list-item>
        <text:list-item>
          <text:p text:style-name="P19">Allow side effects handling without class components.</text:p>
        </text:list-item>
        <text:list-item>
          <text:p text:style-name="P19">Improve code reusability and readability.</text:p>
        </text:list-item>
        <text:list-item>
          <text:p text:style-name="P19">Provide a cleaner way to manage component logic.</text:p>
        </text:list-item>
      </text:list>
      <text:h text:style-name="P4" text:outline-level="2">Types of Hooks</text:h>
      <text:p text:style-name="P20">React provides several built-in hooks, categorized as follows:</text:p>
      <text:h text:style-name="Heading_20_3" text:outline-level="3"><text:span text:style-name="T3">1. </text:span><text:span text:style-name="Strong_20_Emphasis"><text:span text:style-name="T3">State Hooks</text:span></text:span></text:h>
      <text:p text:style-name="P20">These hooks help manage state within functional components.</text:p>
      <text:list xml:id="list1613802665" text:style-name="L6">
        <text:list-item>
          <text:p text:style-name="P32"><text:span text:style-name="Source_20_Text"><text:span text:style-name="T3">useState</text:span></text:span><text:span text:style-name="T3">: Manages local state.</text:span></text:p>
        </text:list-item>
        <text:list-item>
          <text:p text:style-name="P32"><text:span text:style-name="Source_20_Text"><text:span text:style-name="T3">useReducer</text:span></text:span><text:span text:style-name="T3">: Handles complex state logic.</text:span></text:p>
        </text:list-item>
      </text:list>
      <text:h text:style-name="Heading_20_3" text:outline-level="3"><text:span text:style-name="T3">2. </text:span><text:span text:style-name="Strong_20_Emphasis"><text:span text:style-name="T3">Effect Hooks</text:span></text:span></text:h>
      <text:p text:style-name="P20">Used for handling side effects in components.</text:p>
      <text:list xml:id="list1525496704" text:style-name="L7">
        <text:list-item>
          <text:p text:style-name="P33"><text:span text:style-name="Source_20_Text"><text:span text:style-name="T3">useEffect</text:span></text:span><text:span text:style-name="T3">: Executes code after render (similar to lifecycle methods).</text:span></text:p>
        </text:list-item>
      </text:list>
      <text:h text:style-name="Heading_20_3" text:outline-level="3"><text:span text:style-name="T3">3. </text:span><text:span text:style-name="Strong_20_Emphasis"><text:span text:style-name="T3">Context Hooks</text:span></text:span></text:h>
      <text:p text:style-name="P20">Used for accessing global state.</text:p>
      <text:list xml:id="list1648415217" text:style-name="L8">
        <text:list-item>
          <text:p text:style-name="P34"><text:span text:style-name="Source_20_Text"><text:span text:style-name="T3">useContext</text:span></text:span><text:span text:style-name="T3">: Provides access to context values.</text:span></text:p>
        </text:list-item>
      </text:list>
      <text:h text:style-name="Heading_20_3" text:outline-level="3"><text:span text:style-name="T3">4. </text:span><text:span text:style-name="Strong_20_Emphasis"><text:span text:style-name="T3">Ref Hooks</text:span></text:span></text:h>
      <text:p text:style-name="P20">Used for referencing DOM elements and persisting values across renders.</text:p>
      <text:list xml:id="list1249203685" text:style-name="L9">
        <text:list-item>
          <text:p text:style-name="P35"><text:span text:style-name="Source_20_Text"><text:span text:style-name="T3">useRef</text:span></text:span><text:span text:style-name="T3">: Stores mutable values without causing re-renders.</text:span></text:p>
        </text:list-item>
      </text:list>
      <text:h text:style-name="Heading_20_3" text:outline-level="3"><text:span text:style-name="T3">5. </text:span><text:span text:style-name="Strong_20_Emphasis"><text:span text:style-name="T3">Performance Optimization Hooks</text:span></text:span></text:h>
      <text:p text:style-name="P20">Used for optimizing performance.</text:p>
      <text:list xml:id="list2317035827" text:style-name="L10">
        <text:list-item>
          <text:p text:style-name="P36"><text:span text:style-name="Source_20_Text"><text:span text:style-name="T3">useMemo</text:span></text:span><text:span text:style-name="T3">: Memoizes expensive calculations.</text:span></text:p>
        </text:list-item>
        <text:list-item>
          <text:p text:style-name="P36"><text:span text:style-name="Source_20_Text"><text:span text:style-name="T3">useCallback</text:span></text:span><text:span text:style-name="T3">: Memoizes functions to prevent unnecessary re-renders.</text:span></text:p>
        </text:list-item>
      </text:list>
      <text:h text:style-name="Heading_20_3" text:outline-level="3"><text:span text:style-name="T3">6. </text:span><text:span text:style-name="Strong_20_Emphasis"><text:span text:style-name="T3">Custom Hooks</text:span></text:span></text:h>
      <text:p text:style-name="P20">Developers can create their own hooks to encapsulate reusable logic.</text:p>
      <text:p text:style-name="P20"/>
      <text:p text:style-name="P20"/>
      <text:h text:style-name="P4" text:outline-level="2"><text:soft-page-break/>Lifecycle in Hooks</text:h>
      <text:p text:style-name="P20">React hooks replace traditional lifecycle methods in class components. Here’s how they map:</text:p>
      <table:table table:name="Table1" table:style-name="Table1">
        <table:table-column table:style-name="Table1.A"/>
        <table:table-column table:style-name="Table1.B"/>
        <table:table-header-rows>
          <table:table-row>
            <table:table-cell table:style-name="Table1.A1" office:value-type="string">
              <text:p text:style-name="P12">Class Lifecycle Method</text:p>
            </table:table-cell>
            <table:table-cell table:style-name="Table1.A1" office:value-type="string">
              <text:p text:style-name="P12">Equivalent Hook</text:p>
            </table:table-cell>
          </table:table-row>
        </table:table-header-rows>
        <table:table-row>
          <table:table-cell table:style-name="Table1.A1" office:value-type="string">
            <text:p text:style-name="Table_20_Contents"><text:span text:style-name="Source_20_Text"><text:span text:style-name="T3">componentDidMount</text:span></text:span></text:p>
          </table:table-cell>
          <table:table-cell table:style-name="Table1.A1" office:value-type="string">
            <text:p text:style-name="Table_20_Contents"><text:span text:style-name="Source_20_Text"><text:span text:style-name="T3">useEffect(() =&gt; {...}, [])</text:span></text:span></text:p>
          </table:table-cell>
        </table:table-row>
        <table:table-row>
          <table:table-cell table:style-name="Table1.A1" office:value-type="string">
            <text:p text:style-name="Table_20_Contents"><text:span text:style-name="Source_20_Text"><text:span text:style-name="T3">componentDidUpdate</text:span></text:span></text:p>
          </table:table-cell>
          <table:table-cell table:style-name="Table1.A1" office:value-type="string">
            <text:p text:style-name="Table_20_Contents"><text:span text:style-name="Source_20_Text"><text:span text:style-name="T3">useEffect(() =&gt; {...}, [dependencies])</text:span></text:span></text:p>
          </table:table-cell>
        </table:table-row>
        <table:table-row>
          <table:table-cell table:style-name="Table1.A1" office:value-type="string">
            <text:p text:style-name="Table_20_Contents"><text:span text:style-name="Source_20_Text"><text:span text:style-name="T3">componentWillUnmount</text:span></text:span></text:p>
          </table:table-cell>
          <table:table-cell table:style-name="Table1.A1" office:value-type="string">
            <text:p text:style-name="Table_20_Contents"><text:span text:style-name="Source_20_Text"><text:span text:style-name="T3">useEffect(() =&gt; {... return cleanup}, [])</text:span></text:span></text:p>
          </table:table-cell>
        </table:table-row>
      </table:table>
      <text:p text:style-name="P20"/>
      <text:h text:style-name="P5" text:outline-level="2">Key Use Cases</text:h>
      <text:list xml:id="list480958067" text:style-name="L11">
        <text:list-item>
          <text:p text:style-name="P37"><text:span text:style-name="Strong_20_Emphasis"><text:span text:style-name="T3">State Management</text:span></text:span><text:span text:style-name="T3">: </text:span><text:span text:style-name="Source_20_Text"><text:span text:style-name="T3">useState</text:span></text:span><text:span text:style-name="T3"> and </text:span><text:span text:style-name="Source_20_Text"><text:span text:style-name="T3">useReducer</text:span></text:span><text:span text:style-name="T3"> for managing component state.</text:span></text:p>
        </text:list-item>
        <text:list-item>
          <text:p text:style-name="P37"><text:span text:style-name="Strong_20_Emphasis"><text:span text:style-name="T3">Side Effects</text:span></text:span><text:span text:style-name="T3">: </text:span><text:span text:style-name="Source_20_Text"><text:span text:style-name="T3">useEffect</text:span></text:span><text:span text:style-name="T3"> for API calls, subscriptions, and event listeners.</text:span></text:p>
        </text:list-item>
        <text:list-item>
          <text:p text:style-name="P37"><text:span text:style-name="Strong_20_Emphasis"><text:span text:style-name="T3">Global State</text:span></text:span><text:span text:style-name="T3">: </text:span><text:span text:style-name="Source_20_Text"><text:span text:style-name="T3">useContext</text:span></text:span><text:span text:style-name="T3"> for managing themes, authentication, and user preferences.</text:span></text:p>
        </text:list-item>
        <text:list-item>
          <text:p text:style-name="P37"><text:span text:style-name="Strong_20_Emphasis"><text:span text:style-name="T3">Performance Optimization</text:span></text:span><text:span text:style-name="T3">: </text:span><text:span text:style-name="Source_20_Text"><text:span text:style-name="T3">useMemo</text:span></text:span><text:span text:style-name="T3"> and </text:span><text:span text:style-name="Source_20_Text"><text:span text:style-name="T3">useCallback</text:span></text:span><text:span text:style-name="T3"> for reducing unnecessary computations.</text:span></text:p>
        </text:list-item>
        <text:list-item>
          <text:p text:style-name="P37"><text:span text:style-name="Strong_20_Emphasis"><text:span text:style-name="T3">DOM Manipulation</text:span></text:span><text:span text:style-name="T3">: </text:span><text:span text:style-name="Source_20_Text"><text:span text:style-name="T3">useRef</text:span></text:span><text:span text:style-name="T3"> for accessing and modifying DOM elements.</text:span></text:p>
        </text:list-item>
      </text:list>
      <text:p text:style-name="P20"/>
      <text:h text:style-name="P4" text:outline-level="2">Example: Using Multiple Hooks</text:h>
      <text:p text:style-name="Preformatted_20_Text"><text:span text:style-name="Source_20_Text"><text:span text:style-name="T1">import React, { useState, useEffect, useContext } from 'react';</text:span></text:span></text:p>
      <text:p text:style-name="P11"/>
      <text:p text:style-name="Preformatted_20_Text"><text:span text:style-name="Source_20_Text"><text:span text:style-name="T1">const ThemeContext = React.createContext();</text:span></text:span></text:p>
      <text:p text:style-name="P11"/>
      <text:p text:style-name="Preformatted_20_Text"><text:span text:style-name="Source_20_Text"><text:span text:style-name="T1">function App() {</text:span></text:span></text:p>
      <text:p text:style-name="Preformatted_20_Text"><text:span text:style-name="Source_20_Text"><text:span text:style-name="T1"><text:s text:c="2"/>const [count, setCount] = useState(0);</text:span></text:span></text:p>
      <text:p text:style-name="Preformatted_20_Text"><text:span text:style-name="Source_20_Text"><text:span text:style-name="T1"><text:s text:c="2"/>const theme = useContext(ThemeContext);</text:span></text:span></text:p>
      <text:p text:style-name="P11"/>
      <text:p text:style-name="Preformatted_20_Text"><text:span text:style-name="Source_20_Text"><text:span text:style-name="T1"><text:s text:c="2"/>useEffect(() =&gt; {</text:span></text:span></text:p>
      <text:p text:style-name="Preformatted_20_Text"><text:span text:style-name="Source_20_Text"><text:span text:style-name="T1"><text:s text:c="4"/>console.log(`Count updated: ${count}`);</text:span></text:span></text:p>
      <text:p text:style-name="Preformatted_20_Text"><text:span text:style-name="Source_20_Text"><text:span text:style-name="T1"><text:s text:c="2"/>}, [count]);</text:span></text:span></text:p>
      <text:p text:style-name="P11"/>
      <text:p text:style-name="Preformatted_20_Text"><text:span text:style-name="Source_20_Text"><text:span text:style-name="T1"><text:s text:c="2"/>return (</text:span></text:span></text:p>
      <text:p text:style-name="Preformatted_20_Text"><text:span text:style-name="Source_20_Text"><text:span text:style-name="T1"><text:s text:c="4"/>&lt;div style={{ background: theme }}&gt;</text:span></text:span></text:p>
      <text:p text:style-name="Preformatted_20_Text"><text:span text:style-name="Source_20_Text"><text:span text:style-name="T1"><text:s text:c="6"/>&lt;p&gt;Count: {count}&lt;/p&gt;</text:span></text:span></text:p>
      <text:p text:style-name="Preformatted_20_Text"><text:span text:style-name="Source_20_Text"><text:span text:style-name="T1"><text:s text:c="6"/>&lt;button onClick={() =&gt; setCount(count + 1)}&gt;Increment&lt;/button&gt;</text:span></text:span></text:p>
      <text:p text:style-name="Preformatted_20_Text"><text:span text:style-name="Source_20_Text"><text:span text:style-name="T1"><text:s text:c="4"/>&lt;/div&gt;</text:span></text:span></text:p>
      <text:p text:style-name="Preformatted_20_Text"><text:span text:style-name="Source_20_Text"><text:span text:style-name="T1"><text:s text:c="2"/>);</text:span></text:span></text:p>
      <text:p text:style-name="P10"><text:span text:style-name="Source_20_Text"><text:span text:style-name="T1">}</text:span></text:span></text:p>
      <text:p text:style-name="P20"/>
      <text:h text:style-name="P5" text:outline-level="2">References</text:h>
      <text:p text:style-name="Text_20_body"><text:span text:style-name="T3">For more details, visit the official </text:span><text:a xlink:type="simple" xlink:href="https://www.geeksforgeeks.org/reactjs-hooks/" text:style-name="Internet_20_link" text:visited-style-name="Visited_20_Internet_20_Link"><text:span text:style-name="T3">React Hooks documentation</text:span></text:a><text:span text:style-name="T3">.</text:span></text:p>
      <text:p text:style-name="P21"/>
      <text:p text:style-name="P21"/>
      <text:p text:style-name="P21"/>
      <text:p text:style-name="P21"/>
      <text:p text:style-name="P21"/>
      <text:p text:style-name="P21"/>
      <text:p text:style-name="P21"><text:soft-page-break/></text:p>
      <text:p text:style-name="P21"><text:span text:style-name="T5">React State Hooks: </text:span><text:span text:style-name="Source_20_Text"><text:span text:style-name="T5">useState</text:span></text:span><text:span text:style-name="T5"> and </text:span><text:span text:style-name="Source_20_Text"><text:span text:style-name="T5">useReducer</text:span></text:span></text:p>
      <text:p text:style-name="P21"><text:span text:style-name="Source_20_Text"><text:span text:style-name="T5"/></text:span></text:p>
      <text:h text:style-name="P5" text:outline-level="2"><text:span text:style-name="Source_20_Text"><text:span text:style-name="T5">Overview</text:span></text:span></text:h>
      <text:p text:style-name="P20">React provides two primary hooks for managing state in functional components:</text:p>
      <text:list xml:id="list3690708780" text:style-name="L12">
        <text:list-item>
          <text:p text:style-name="P38"><text:span text:style-name="Source_20_Text"><text:span text:style-name="T3">useState</text:span></text:span><text:span text:style-name="T3">: A simple state management hook for local component state.</text:span></text:p>
        </text:list-item>
        <text:list-item>
          <text:p text:style-name="P38"><text:span text:style-name="Source_20_Text"><text:span text:style-name="T3">useReducer</text:span></text:span><text:span text:style-name="T3">: A more advanced alternative for managing complex state logic.</text:span></text:p>
        </text:list-item>
      </text:list>
      <text:p text:style-name="P20">These hooks allow functional components to maintain and update state without requiring class components.</text:p>
      <text:p text:style-name="P25"><text:span text:style-name="Source_20_Text"><text:span text:style-name="T5"/></text:span></text:p>
      <text:h text:style-name="P5" text:outline-level="2"><text:span text:style-name="Source_20_Text"><text:span text:style-name="T5">1. useState Hook</text:span></text:span></text:h>
      <text:h text:style-name="P8" text:outline-level="3">Purpose</text:h>
      <text:p text:style-name="Text_20_body"><text:span text:style-name="T3">The </text:span><text:span text:style-name="Source_20_Text"><text:span text:style-name="T3">useState</text:span></text:span><text:span text:style-name="T3"> hook is used to manage local state within a component. It returns an array containing the current state and a function to update it.</text:span></text:p>
      <text:h text:style-name="Heading_20_3" text:outline-level="3"><text:span text:style-name="T3">Syntax</text:span></text:h>
      <text:p text:style-name="P26">const [state, setState] = useState(initialState);</text:p>
      <text:p text:style-name="Text_20_body"><text:span text:style-name="T3"/></text:p>
      <text:p text:style-name="P39"><text:span text:style-name="T3">Example: Basic Counter</text:span></text:p>
      <text:p text:style-name="P14"><text:span text:style-name="T3">import React, { useState } from 'react';</text:span></text:p>
      <text:p text:style-name="P14"><text:span text:style-name="T3">function Counter() {</text:span></text:p>
      <text:p text:style-name="P14"><text:span text:style-name="T3"><text:s text:c="2"/>const [count, setCount] = useState(0);</text:span></text:p>
      <text:p text:style-name="P14"><text:span text:style-name="T3"><text:s text:c="2"/>return (</text:span></text:p>
      <text:p text:style-name="P14"><text:span text:style-name="T3"><text:s text:c="4"/>&lt;div&gt;</text:span></text:p>
      <text:p text:style-name="P14"><text:span text:style-name="T3"><text:s text:c="6"/>&lt;p&gt;Count: {count}&lt;/p&gt;</text:span></text:p>
      <text:p text:style-name="P14"><text:span text:style-name="T3"><text:s text:c="6"/>&lt;button onClick={() =&gt; setCount(count + 1)}&gt;Increment&lt;/button&gt;</text:span></text:p>
      <text:p text:style-name="P14"><text:span text:style-name="T3"><text:s text:c="4"/>&lt;/div&gt;</text:span></text:p>
      <text:p text:style-name="P14"><text:span text:style-name="T3"><text:s text:c="2"/>);</text:span></text:p>
      <text:p text:style-name="Text_20_body"><text:span text:style-name="T1">}</text:span></text:p>
      <text:p text:style-name="Text_20_body"><text:span text:style-name="Source_20_Text"><text:span text:style-name="T2"/></text:span></text:p>
      <text:h text:style-name="P9" text:outline-level="3"><text:span text:style-name="Source_20_Text"><text:span text:style-name="T5">Functional Updates</text:span></text:span></text:h>
      <text:p text:style-name="Text_20_body"><text:span text:style-name="T3">If the new state depends on the previous state, use a function inside </text:span><text:span text:style-name="Source_20_Text"><text:span text:style-name="T3">setState</text:span></text:span><text:span text:style-name="T3">:</text:span></text:p>
      <text:p text:style-name="P25"><text:span text:style-name="Source_20_Text"><text:span text:style-name="T6">setState(prevState =&gt; prevState + 1);</text:span></text:span></text:p>
      <text:p text:style-name="P25"><text:span text:style-name="Source_20_Text"><text:span text:style-name="T6"/></text:span></text:p>
      <text:h text:style-name="P9" text:outline-level="3"><text:span text:style-name="Source_20_Text"><text:span text:style-name="T5">Lazy Initialization</text:span></text:span></text:h>
      <text:p text:style-name="Text_20_body"><text:span text:style-name="T3">You can pass a function to </text:span><text:span text:style-name="Source_20_Text"><text:span text:style-name="T3">useState</text:span></text:span><text:span text:style-name="T3"> to initialize state lazily:</text:span></text:p>
      <text:p text:style-name="P25"><text:span text:style-name="Source_20_Text"><text:span text:style-name="T6">const [count, setCount] = useState(() =&gt; expensiveCalculation());</text:span></text:span></text:p>
      <text:p text:style-name="P25"><text:soft-page-break/><text:span text:style-name="Source_20_Text"><text:span text:style-name="T6"/></text:span></text:p>
      <text:h text:style-name="P9" text:outline-level="3">Best Practices</text:h>
      <text:list xml:id="list3963648869" text:style-name="L13">
        <text:list-item>
          <text:p text:style-name="P40">Use <text:span text:style-name="Source_20_Text">useState</text:span> for simple state management.</text:p>
        </text:list-item>
        <text:list-item>
          <text:p text:style-name="P40">Avoid unnecessary re-renders by structuring state efficiently.</text:p>
        </text:list-item>
        <text:list-item>
          <text:p text:style-name="P40">Use functional updates when the new state depends on the previous state.</text:p>
        </text:list-item>
      </text:list>
      <text:p text:style-name="P25"/>
      <text:h text:style-name="P5" text:outline-level="2">2. <text:span text:style-name="Source_20_Text">useReducer</text:span> Hook</text:h>
      <text:h text:style-name="P8" text:outline-level="3">Purpose</text:h>
      <text:p text:style-name="Text_20_body"><text:span text:style-name="T3">The </text:span><text:span text:style-name="Source_20_Text"><text:span text:style-name="T3">useReducer</text:span></text:span><text:span text:style-name="T3"> hook is an alternative to </text:span><text:span text:style-name="Source_20_Text"><text:span text:style-name="T3">useState</text:span></text:span><text:span text:style-name="T3"> for managing complex state logic. It follows the reducer pattern, commonly used in Redux.</text:span></text:p>
      <text:h text:style-name="P8" text:outline-level="3">Syntax</text:h>
      <text:p text:style-name="P25"><text:span text:style-name="T4">const [state, dispatch] = useReducer(reducer, initialState);</text:span></text:p>
      <text:p text:style-name="P25"><text:span text:style-name="T4"/></text:p>
      <text:p text:style-name="P25"><text:span text:style-name="T5">Example: Counter with </text:span><text:span text:style-name="Source_20_Text"><text:span text:style-name="T5">useReducer</text:span></text:span></text:p>
      <text:p text:style-name="P25"><text:span text:style-name="Source_20_Text"><text:span text:style-name="T6">import React, { useReducer } from 'react';</text:span></text:span></text:p>
      <text:p text:style-name="P25"><text:span text:style-name="Source_20_Text"><text:span text:style-name="T6">function reducer(state, action) {</text:span></text:span></text:p>
      <text:p text:style-name="P25"><text:span text:style-name="Source_20_Text"><text:span text:style-name="T6"><text:s text:c="2"/>switch (action.type) {</text:span></text:span></text:p>
      <text:p text:style-name="P25"><text:span text:style-name="Source_20_Text"><text:span text:style-name="T6"><text:s text:c="4"/>case 'increment':</text:span></text:span></text:p>
      <text:p text:style-name="P25"><text:span text:style-name="Source_20_Text"><text:span text:style-name="T6"><text:s text:c="6"/>return { count: state.count + 1 };</text:span></text:span></text:p>
      <text:p text:style-name="P25"><text:span text:style-name="Source_20_Text"><text:span text:style-name="T6"><text:s text:c="4"/>case 'decrement':</text:span></text:span></text:p>
      <text:p text:style-name="P25"><text:span text:style-name="Source_20_Text"><text:span text:style-name="T6"><text:s text:c="6"/>return { count: state.count - 1 };</text:span></text:span></text:p>
      <text:p text:style-name="P25"><text:span text:style-name="Source_20_Text"><text:span text:style-name="T6"><text:s text:c="4"/>default:</text:span></text:span></text:p>
      <text:p text:style-name="P25"><text:span text:style-name="Source_20_Text"><text:span text:style-name="T6"><text:s text:c="6"/>return state;</text:span></text:span></text:p>
      <text:p text:style-name="P25"><text:span text:style-name="Source_20_Text"><text:span text:style-name="T6"><text:s text:c="2"/>}</text:span></text:span></text:p>
      <text:p text:style-name="P25"><text:span text:style-name="Source_20_Text"><text:span text:style-name="T6">}</text:span></text:span></text:p>
      <text:p text:style-name="P25"><text:span text:style-name="Source_20_Text"><text:span text:style-name="T6">function Counter() {</text:span></text:span></text:p>
      <text:p text:style-name="P25"><text:span text:style-name="Source_20_Text"><text:span text:style-name="T6"><text:s text:c="2"/>const [state, dispatch] = useReducer(reducer, { count: 0 });</text:span></text:span></text:p>
      <text:p text:style-name="P25"><text:span text:style-name="Source_20_Text"><text:span text:style-name="T6"><text:s text:c="2"/>return (</text:span></text:span></text:p>
      <text:p text:style-name="P25"><text:span text:style-name="Source_20_Text"><text:span text:style-name="T6"><text:s text:c="4"/>&lt;div&gt;</text:span></text:span></text:p>
      <text:p text:style-name="P25"><text:span text:style-name="Source_20_Text"><text:span text:style-name="T6"><text:s text:c="6"/>&lt;p&gt;Count: {state.count}&lt;/p&gt;</text:span></text:span></text:p>
      <text:p text:style-name="P25"><text:span text:style-name="Source_20_Text"><text:span text:style-name="T6"><text:s text:c="6"/>&lt;button onClick={() =&gt; dispatch({ type: 'increment' })}&gt;+&lt;/button&gt;</text:span></text:span></text:p>
      <text:p text:style-name="P25"><text:span text:style-name="Source_20_Text"><text:span text:style-name="T6"><text:s text:c="6"/>&lt;button onClick={() =&gt; dispatch({ type: 'decrement' })}&gt;-&lt;/button&gt;</text:span></text:span></text:p>
      <text:p text:style-name="P25"><text:span text:style-name="Source_20_Text"><text:span text:style-name="T6"><text:s text:c="4"/>&lt;/div&gt;</text:span></text:span></text:p>
      <text:p text:style-name="P25"><text:span text:style-name="Source_20_Text"><text:span text:style-name="T6"><text:s text:c="2"/>);</text:span></text:span></text:p>
      <text:p text:style-name="P25"><text:span text:style-name="Source_20_Text"><text:span text:style-name="T6">}</text:span></text:span></text:p>
      <text:h text:style-name="P9" text:outline-level="3"><text:soft-page-break/><text:span text:style-name="Source_20_Text"><text:span text:style-name="T5">When to Use useReducer</text:span></text:span></text:h>
      <text:list xml:id="list3430522038" text:style-name="L14">
        <text:list-item>
          <text:p text:style-name="P27">When state logic is complex and involves multiple sub-values.</text:p>
        </text:list-item>
        <text:list-item>
          <text:p text:style-name="P27">When state transitions depend on previous state values.</text:p>
        </text:list-item>
        <text:list-item>
          <text:p text:style-name="P27">When managing state in a predictable way using actions.</text:p>
        </text:list-item>
      </text:list>
      <text:h text:style-name="P8" text:outline-level="3">Best Practices</text:h>
      <text:list xml:id="list2366430574" text:style-name="L15">
        <text:list-item>
          <text:p text:style-name="P28">Keep reducer functions pure (no side effects).</text:p>
        </text:list-item>
        <text:list-item>
          <text:p text:style-name="P28">Use meaningful action types for clarity.</text:p>
        </text:list-item>
        <text:list-item>
          <text:p text:style-name="P28">Avoid unnecessary re-renders by structuring state efficiently.</text:p>
        </text:list-item>
      </text:list>
      <text:p text:style-name="P25"><text:span text:style-name="Source_20_Text"><text:span text:style-name="T6"/></text:span></text:p>
      <text:h text:style-name="P5" text:outline-level="2"><text:span text:style-name="Source_20_Text"><text:span text:style-name="T5">Production-Ready Implementations</text:span></text:span></text:h>
      <text:h text:style-name="Heading_20_3" text:outline-level="3"><text:span text:style-name="T3">Using </text:span><text:span text:style-name="Source_20_Text"><text:span text:style-name="T3">useReducer</text:span></text:span><text:span text:style-name="T3"> with Context for Global State</text:span></text:h>
      <text:p text:style-name="Text_20_body"><text:span text:style-name="T3"/></text:p>
      <text:p text:style-name="Text_20_body"><text:span text:style-name="T3">import React, { useReducer, createContext, useContext } from 'react';</text:span></text:p>
      <text:p text:style-name="Text_20_body"><text:span text:style-name="T3">const CounterContext = createContext();</text:span></text:p>
      <text:p text:style-name="Text_20_body"><text:span text:style-name="T3"/></text:p>
      <text:p text:style-name="Text_20_body"><text:span text:style-name="T3">function reducer(state, action) {</text:span></text:p>
      <text:p text:style-name="Text_20_body"><text:span text:style-name="T3"><text:s text:c="2"/>switch (action.type) {</text:span></text:p>
      <text:p text:style-name="Text_20_body"><text:span text:style-name="T3"><text:s text:c="4"/>case 'increment':</text:span></text:p>
      <text:p text:style-name="Text_20_body"><text:span text:style-name="T3"><text:s text:c="6"/>return { count: state.count + 1 };</text:span></text:p>
      <text:p text:style-name="Text_20_body"><text:span text:style-name="T3"><text:s text:c="4"/>case 'decrement':</text:span></text:p>
      <text:p text:style-name="Text_20_body"><text:span text:style-name="T3"><text:s text:c="6"/>return { count: state.count - 1 };</text:span></text:p>
      <text:p text:style-name="Text_20_body"><text:span text:style-name="T3"><text:s text:c="4"/>default:</text:span></text:p>
      <text:p text:style-name="Text_20_body"><text:span text:style-name="T3"><text:s text:c="6"/>return state;</text:span></text:p>
      <text:p text:style-name="Text_20_body"><text:span text:style-name="T3"><text:s text:c="2"/>}</text:span></text:p>
      <text:p text:style-name="Text_20_body"><text:span text:style-name="T3">}</text:span></text:p>
      <text:p text:style-name="Text_20_body"><text:span text:style-name="T3"/></text:p>
      <text:p text:style-name="Text_20_body"><text:span text:style-name="T3">function CounterProvider({ children }) {</text:span></text:p>
      <text:p text:style-name="Text_20_body"><text:span text:style-name="T3"><text:s text:c="2"/>const [state, dispatch] = useReducer(reducer, { count: 0 });</text:span></text:p>
      <text:p text:style-name="Text_20_body"><text:span text:style-name="T3"><text:s text:c="2"/>return (</text:span></text:p>
      <text:p text:style-name="Text_20_body"><text:span text:style-name="T3"><text:s text:c="4"/>&lt;CounterContext.Provider value={{ state, dispatch }}&gt;</text:span></text:p>
      <text:p text:style-name="Text_20_body"><text:span text:style-name="T3"><text:s text:c="6"/>{children}</text:span></text:p>
      <text:p text:style-name="Text_20_body"><text:span text:style-name="T3"><text:s text:c="4"/>&lt;/CounterContext.Provider&gt;</text:span></text:p>
      <text:p text:style-name="Text_20_body"><text:span text:style-name="T3"><text:s text:c="2"/>);</text:span></text:p>
      <text:p text:style-name="Text_20_body"><text:span text:style-name="T3">}</text:span></text:p>
      <text:p text:style-name="Text_20_body"><text:span text:style-name="T3"/></text:p>
      <text:p text:style-name="Text_20_body"><text:soft-page-break/><text:span text:style-name="T3">function CounterDisplay() {</text:span></text:p>
      <text:p text:style-name="Text_20_body"><text:span text:style-name="T3"><text:s text:c="2"/>const { state } = useContext(CounterContext);</text:span></text:p>
      <text:p text:style-name="Text_20_body"><text:span text:style-name="T3"><text:s text:c="2"/>return &lt;p&gt;Count: {state.count}&lt;/p&gt;;</text:span></text:p>
      <text:p text:style-name="Text_20_body"><text:span text:style-name="T3">}</text:span></text:p>
      <text:p text:style-name="Text_20_body"><text:span text:style-name="T3"/></text:p>
      <text:p text:style-name="Text_20_body"><text:span text:style-name="T3">function CounterControls() {</text:span></text:p>
      <text:p text:style-name="Text_20_body"><text:span text:style-name="T3"><text:s text:c="2"/>const { dispatch } = useContext(CounterContext);</text:span></text:p>
      <text:p text:style-name="Text_20_body"><text:span text:style-name="T3"><text:s text:c="2"/>return (</text:span></text:p>
      <text:p text:style-name="Text_20_body"><text:span text:style-name="T3"><text:s text:c="4"/>&lt;div&gt;</text:span></text:p>
      <text:p text:style-name="Text_20_body"><text:span text:style-name="T3"><text:s text:c="6"/>&lt;button onClick={() =&gt; dispatch({ type: 'increment' })}&gt;+&lt;/button&gt;</text:span></text:p>
      <text:p text:style-name="Text_20_body"><text:span text:style-name="T3"><text:s text:c="6"/>&lt;button onClick={() =&gt; dispatch({ type: 'decrement' })}&gt;-&lt;/button&gt;</text:span></text:p>
      <text:p text:style-name="Text_20_body"><text:span text:style-name="T3"><text:s text:c="4"/>&lt;/div&gt;</text:span></text:p>
      <text:p text:style-name="Text_20_body"><text:span text:style-name="T3"><text:s text:c="2"/>);</text:span></text:p>
      <text:p text:style-name="Text_20_body"><text:span text:style-name="T3">}</text:span></text:p>
      <text:p text:style-name="Text_20_body"><text:span text:style-name="T3"/></text:p>
      <text:p text:style-name="Text_20_body"><text:span text:style-name="T3">function App() {</text:span></text:p>
      <text:p text:style-name="Text_20_body"><text:span text:style-name="T3"><text:s text:c="2"/>return (</text:span></text:p>
      <text:p text:style-name="Text_20_body"><text:span text:style-name="T3"><text:s text:c="4"/>&lt;CounterProvider&gt;</text:span></text:p>
      <text:p text:style-name="Text_20_body"><text:span text:style-name="T3"><text:s text:c="6"/>&lt;CounterDisplay /&gt;</text:span></text:p>
      <text:p text:style-name="Text_20_body"><text:span text:style-name="T3"><text:s text:c="6"/>&lt;CounterControls /&gt;</text:span></text:p>
      <text:p text:style-name="Text_20_body"><text:span text:style-name="T3"><text:s text:c="4"/>&lt;/CounterProvider&gt;</text:span></text:p>
      <text:p text:style-name="Text_20_body"><text:span text:style-name="T3"><text:s text:c="2"/>);</text:span></text:p>
      <text:p text:style-name="Text_20_body"><text:span text:style-name="T3">}</text:span></text:p>
      <text:p text:style-name="P25"><text:span text:style-name="Source_20_Text"><text:span text:style-name="T6"/></text:span></text:p>
      <text:h text:style-name="P9" text:outline-level="3"><text:span text:style-name="Source_20_Text"><text:span text:style-name="T5">Best Practices for Production</text:span></text:span></text:h>
      <text:list xml:id="list4125290075" text:style-name="L16">
        <text:list-item>
          <text:p text:style-name="P41"><text:span text:style-name="T3">Use </text:span><text:span text:style-name="Source_20_Text"><text:span text:style-name="T3">useReducer</text:span></text:span><text:span text:style-name="T3"> with Context for global state management.</text:span></text:p>
        </text:list-item>
        <text:list-item>
          <text:p text:style-name="P41"><text:span text:style-name="T3">Optimize performance by memoizing functions (</text:span><text:span text:style-name="Source_20_Text"><text:span text:style-name="T3">useMemo</text:span></text:span><text:span text:style-name="T3">, </text:span><text:span text:style-name="Source_20_Text"><text:span text:style-name="T3">useCallback</text:span></text:span><text:span text:style-name="T3">).</text:span></text:p>
        </text:list-item>
        <text:list-item>
          <text:p text:style-name="P29">Keep reducer functions pure and predictable.</text:p>
        </text:list-item>
        <text:list-item>
          <text:p text:style-name="P29">Structure state efficiently to avoid unnecessary re-renders.</text:p>
        </text:list-item>
      </text:list>
      <text:p text:style-name="P25"><text:span text:style-name="Source_20_Text"><text:span text:style-name="T6"/></text:span></text:p>
      <text:p text:style-name="P31"/>
      <text:h text:style-name="P1" text:outline-level="1"><text:soft-page-break/>Context API Documentation</text:h>
      <text:h text:style-name="P4" text:outline-level="2">Overview</text:h>
      <text:p text:style-name="Text_20_body"><text:span text:style-name="T3">The </text:span><text:span text:style-name="Strong_20_Emphasis"><text:span text:style-name="T3">Context API</text:span></text:span><text:span text:style-name="T3"> is a feature in React that allows components to share values without explicitly passing props through every level of the component tree. It is useful for managing global state, such as themes, authentication, and user preferences.</text:span></text:p>
      <text:h text:style-name="P4" text:outline-level="2">Key Features</text:h>
      <text:list xml:id="list2929239086" text:style-name="L3">
        <text:list-item>
          <text:p text:style-name="P22">Provides a way to pass data deeply into the component tree.</text:p>
        </text:list-item>
        <text:list-item>
          <text:p text:style-name="P22">Eliminates the need for prop drilling.</text:p>
        </text:list-item>
        <text:list-item>
          <text:p text:style-name="P22">Allows efficient state management.</text:p>
        </text:list-item>
        <text:list-item>
          <text:p text:style-name="P13"><text:span text:style-name="T3">Works with the </text:span><text:span text:style-name="Source_20_Text"><text:span text:style-name="T3">useContext</text:span></text:span><text:span text:style-name="T3"> hook for functional components.</text:span></text:p>
        </text:list-item>
      </text:list>
      <text:h text:style-name="P4" text:outline-level="2">Getting Started</text:h>
      <text:h text:style-name="P8" text:outline-level="3">1. Creating a Context</text:h>
      <text:p text:style-name="Text_20_body"><text:span text:style-name="T3">To use the Context API, first, create a context using </text:span><text:span text:style-name="Source_20_Text"><text:span text:style-name="T3">React.createContext()</text:span></text:span><text:span text:style-name="T3">.</text:span></text:p>
      <text:p text:style-name="P15">import React, { createContext } from 'react';</text:p>
      <text:p text:style-name="P15">const ThemeContext = createContext('light'); // Default value: 'light'</text:p>
      <text:p text:style-name="P15"/>
      <text:h text:style-name="P6" text:outline-level="3">2. Providing Context</text:h>
      <text:p text:style-name="Text_20_body"><text:span text:style-name="T3">Wrap the components that need access to the context inside a </text:span><text:span text:style-name="Source_20_Text"><text:span text:style-name="T3">Provider</text:span></text:span><text:span text:style-name="T3">.</text:span></text:p>
      <text:p text:style-name="P15">import React from 'react';</text:p>
      <text:p text:style-name="P15">import { ThemeContext } from './ThemeContext';</text:p>
      <text:p text:style-name="P15">function App() {</text:p>
      <text:p text:style-name="P15"><text:s text:c="2"/>return (</text:p>
      <text:p text:style-name="P15"><text:s text:c="4"/>&lt;ThemeContext.Provider value="dark"&gt;</text:p>
      <text:p text:style-name="P15"><text:s text:c="6"/>&lt;Toolbar /&gt;</text:p>
      <text:p text:style-name="P15"><text:s text:c="4"/>&lt;/ThemeContext.Provider&gt;</text:p>
      <text:p text:style-name="P15"><text:s text:c="2"/>);</text:p>
      <text:p text:style-name="P15">}</text:p>
      <text:h text:style-name="P6" text:outline-level="3">3. Consuming Context</text:h>
      <text:p text:style-name="Text_20_body"><text:span text:style-name="T3">Use the </text:span><text:span text:style-name="Source_20_Text"><text:span text:style-name="T3">useContext</text:span></text:span><text:span text:style-name="T3"> hook to access the context value inside a component.</text:span></text:p>
      <text:p text:style-name="P15">import React, { useContext } from 'react';</text:p>
      <text:p text:style-name="P15">import { ThemeContext } from './ThemeContext';</text:p>
      <text:p text:style-name="P15">function Button() {</text:p>
      <text:p text:style-name="P15"><text:s text:c="2"/>const theme = useContext(ThemeContext);</text:p>
      <text:p text:style-name="P15"><text:s text:c="2"/>return &lt;button style={{ background: theme === 'dark' ? '#333' : '#fff' }}&gt;Click Me&lt;/button&gt;;</text:p>
      <text:p text:style-name="P20"><text:span text:style-name="T4">}</text:span></text:p>
      <text:h text:style-name="P4" text:outline-level="2"><text:soft-page-break/>Advanced Usage</text:h>
      <text:h text:style-name="P8" text:outline-level="3">Updating Context</text:h>
      <text:p text:style-name="P20">To update the context value dynamically, use a state management approach.</text:p>
      <text:p text:style-name="P20"/>
      <text:p text:style-name="P15">import React, { useState, createContext } from 'react';</text:p>
      <text:p text:style-name="P15">const ThemeContext = createContext();</text:p>
      <text:p text:style-name="P15">function App() {</text:p>
      <text:p text:style-name="P15"><text:s text:c="2"/>const [theme, setTheme] = useState('light');</text:p>
      <text:p text:style-name="P15"><text:s text:c="2"/>return (</text:p>
      <text:p text:style-name="P15"><text:s text:c="4"/>&lt;ThemeContext.Provider value={{ theme, setTheme }}&gt;</text:p>
      <text:p text:style-name="P15"><text:s text:c="6"/>&lt;Toolbar /&gt;</text:p>
      <text:p text:style-name="P15"><text:s text:c="4"/>&lt;/ThemeContext.Provider&gt;</text:p>
      <text:p text:style-name="P15"><text:s text:c="2"/>);</text:p>
      <text:p text:style-name="P15">}</text:p>
      <text:p text:style-name="P15"/>
      <text:h text:style-name="P6" text:outline-level="3">Using Multiple Contexts</text:h>
      <text:p text:style-name="P20">You can use multiple contexts in a single component.</text:p>
      <text:p text:style-name="P15"/>
      <text:p text:style-name="P15">const UserContext = createContext();</text:p>
      <text:p text:style-name="P15">const ThemeContext = createContext();</text:p>
      <text:p text:style-name="P15">function Profile() {</text:p>
      <text:p text:style-name="P15"><text:s text:c="2"/>const user = useContext(UserContext);</text:p>
      <text:p text:style-name="P15"><text:s text:c="2"/>const theme = useContext(ThemeContext);</text:p>
      <text:p text:style-name="P15"><text:s text:c="2"/>return &lt;div style={{ color: theme }}&gt;{user.name}&lt;/div&gt;;</text:p>
      <text:p text:style-name="P15">}</text:p>
      <text:p text:style-name="P15"/>
      <text:h text:style-name="P2" text:outline-level="2">Best Practices</text:h>
      <text:list xml:id="list2514950748" text:style-name="L4">
        <text:list-item>
          <text:p text:style-name="P23">Use context for global state management.</text:p>
        </text:list-item>
        <text:list-item>
          <text:p text:style-name="P23">Avoid unnecessary re-renders by structuring context efficiently.</text:p>
        </text:list-item>
        <text:list-item>
          <text:p text:style-name="P23">Combine context with state management libraries when needed.</text:p>
        </text:list-item>
      </text:list>
      <text:h text:style-name="P4" text:outline-level="2">References</text:h>
      <text:p text:style-name="P24">For more details, visit the official </text:p>
      <text:p text:style-name="P24"><text:span text:style-name="T4">[React Context API documentation] (https://react.dev/reference/react/useContext).</text:span></text:p>
      <text:p text:style-name="P15"/>
      <text:p text:style-name="P15"/>
      <text:p text:style-name="P16"><text:soft-page-break/>React Effect Hooks</text:p>
      <text:p text:style-name="P16"/>
      <text:p text:style-name="P17">Overview</text:p>
      <text:p text:style-name="P17"><text:span text:style-name="Strong_20_Emphasis"><text:span text:style-name="T6">Effect Hooks (</text:span></text:span><text:span text:style-name="Source_20_Text"><text:span text:style-name="T6">useEffect</text:span></text:span><text:span text:style-name="Strong_20_Emphasis"><text:span text:style-name="T6">)</text:span></text:span><text:span text:style-name="T6">: Used for handling side effects such as API calls, subscriptions, and DOM manipulations.</text:span></text:p>
      <text:p text:style-name="P17"><text:span text:style-name="T6"/></text:p>
      <text:h text:style-name="P3" text:outline-level="2"><text:span text:style-name="Source_20_Text">useEffect</text:span> Hook</text:h>
      <text:h text:style-name="P8" text:outline-level="3">Purpose</text:h>
      <text:p text:style-name="P42"><text:span text:style-name="T3">The </text:span><text:span text:style-name="Source_20_Text"><text:span text:style-name="T3">useEffect</text:span></text:span><text:span text:style-name="T3"> hook allows components to perform side effects after rendering. It replaces lifecycle methods like </text:span></text:p>
      <text:p text:style-name="P42"><text:span text:style-name="Source_20_Text"><text:span text:style-name="T3">componentDidMount</text:span></text:span><text:span text:style-name="T3">, </text:span><text:span text:style-name="Source_20_Text"><text:span text:style-name="T3">componentDidUpdate</text:span></text:span><text:span text:style-name="T3">, and </text:span><text:span text:style-name="Source_20_Text"><text:span text:style-name="T3">componentWillUnmount</text:span></text:span><text:span text:style-name="T3">.</text:span></text:p>
      <text:p text:style-name="P17"><text:span text:style-name="T6">useEffect(() =&gt; {</text:span></text:p>
      <text:p text:style-name="P17"><text:span text:style-name="T6"><text:s text:c="2"/>// Side effect logic</text:span></text:p>
      <text:p text:style-name="P17"><text:span text:style-name="T6"><text:s text:c="2"/>return () =&gt; {</text:span></text:p>
      <text:p text:style-name="P17"><text:span text:style-name="T6"><text:s text:c="4"/>// Cleanup logic</text:span></text:p>
      <text:p text:style-name="P17"><text:span text:style-name="T6"><text:s text:c="2"/>};</text:span></text:p>
      <text:p text:style-name="P17"><text:span text:style-name="T6">}, [dependencies]);<text:tab/></text:span></text:p>
      <text:p text:style-name="P17"><text:span text:style-name="T6"/></text:p>
      <text:p text:style-name="P17">Example: Fetching Data</text:p>
      <text:p text:style-name="P18"><text:span text:style-name="T6">import React, { useState, useEffect } from 'react';<text:tab/></text:span></text:p>
      <text:p text:style-name="P17"><text:span text:style-name="T6">function DataFetcher() {</text:span></text:p>
      <text:p text:style-name="P17"><text:span text:style-name="T6"><text:s text:c="2"/>const [data, setData] = useState([]);</text:span></text:p>
      <text:p text:style-name="P17"><text:span text:style-name="T6"><text:s text:c="2"/>useEffect(() =&gt; {</text:span></text:p>
      <text:p text:style-name="P17"><text:span text:style-name="T6"><text:s text:c="4"/>fetch('https://api.example.com/data')</text:span></text:p>
      <text:p text:style-name="P17"><text:span text:style-name="T6"><text:s text:c="6"/>.then(response =&gt; response.json())</text:span></text:p>
      <text:p text:style-name="P17"><text:span text:style-name="T6"><text:s text:c="6"/>.then(result =&gt; setData(result));</text:span></text:p>
      <text:p text:style-name="P17"><text:span text:style-name="T6"><text:s text:c="4"/>return () =&gt; {</text:span></text:p>
      <text:p text:style-name="P17"><text:span text:style-name="T6"><text:s text:c="6"/>console.log('Cleanup on unmount');</text:span></text:p>
      <text:p text:style-name="P17"><text:span text:style-name="T6"><text:s text:c="4"/>};</text:span></text:p>
      <text:p text:style-name="P17"><text:span text:style-name="T6"><text:s text:c="2"/>}, []);</text:span></text:p>
      <text:p text:style-name="P17"><text:span text:style-name="T6"><text:s text:c="2"/>return &lt;div&gt;{JSON.stringify(data)}&lt;/div&gt;;</text:span></text:p>
      <text:p text:style-name="P17"><text:span text:style-name="T6">}</text:span></text:p>
      <text:p text:style-name="P17"><text:span text:style-name="T6"/></text:p>
      <text:p text:style-name="P17"><text:span text:style-name="T6"/></text:p>
      <text:p text:style-name="P17"><text:span text:style-name="T6"/></text:p>
      <text:p text:style-name="P17"><text:span text:style-name="T6"/></text:p>
      <text:p text:style-name="P17"><text:span text:style-name="T6"/></text:p>
      <text:h text:style-name="P7" text:outline-level="3"><text:soft-page-break/>Dependency Array</text:h>
      <text:list xml:id="list2957615581" text:style-name="L17">
        <text:list-item>
          <text:p text:style-name="P43"><text:span text:style-name="Strong_20_Emphasis"><text:span text:style-name="T3">Empty </text:span></text:span><text:span text:style-name="Source_20_Text"><text:span text:style-name="T3">[]</text:span></text:span><text:span text:style-name="T3"> → Runs only once (like </text:span><text:span text:style-name="Source_20_Text"><text:span text:style-name="T3">componentDidMount</text:span></text:span><text:span text:style-name="T3">).</text:span></text:p>
        </text:list-item>
        <text:list-item>
          <text:p text:style-name="P43"><text:span text:style-name="Strong_20_Emphasis"><text:span text:style-name="T3">Specific dependencies </text:span></text:span><text:span text:style-name="Source_20_Text"><text:span text:style-name="T3">[value]</text:span></text:span><text:span text:style-name="T3"> → Runs when </text:span><text:span text:style-name="Source_20_Text"><text:span text:style-name="T3">value</text:span></text:span><text:span text:style-name="T3"> changes.</text:span></text:p>
        </text:list-item>
        <text:list-item>
          <text:p text:style-name="P43"><text:span text:style-name="Strong_20_Emphasis"><text:span text:style-name="T3">No dependencies</text:span></text:span><text:span text:style-name="T3"> → Runs after every render.</text:span></text:p>
        </text:list-item>
      </text:list>
      <text:h text:style-name="P8" text:outline-level="3">Best Practices</text:h>
      <text:list xml:id="list479307996" text:style-name="L18">
        <text:list-item>
          <text:p text:style-name="P30">Use dependencies to control execution frequency.</text:p>
        </text:list-item>
        <text:list-item>
          <text:p text:style-name="P30">Always clean up effects when necessary (e.g., event listeners).</text:p>
        </text:list-item>
        <text:list-item>
          <text:p text:style-name="P30">Avoid unnecessary API calls by structuring dependencies efficiently.</text:p>
        </text:list-item>
      </text:list>
      <text:p text:style-name="P17"><text:span text:style-name="T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9T10:21:42.354071444</meta:creation-date>
    <meta:generator>LibreOffice/7.3.7.2$Linux_X86_64 LibreOffice_project/30$Build-2</meta:generator>
    <dc:date>2025-06-09T12:46:29.221644964</dc:date>
    <meta:editing-duration>PT1H43M53S</meta:editing-duration>
    <meta:editing-cycles>22</meta:editing-cycles>
    <meta:document-statistic meta:table-count="1" meta:image-count="0" meta:object-count="0" meta:page-count="10" meta:paragraph-count="274" meta:word-count="1353" meta:character-count="9909" meta:non-whitespace-character-count="8538"/>
  </office:meta>
</office:document-meta>
</file>